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600000258D597286AEFD9E8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25.7cm" style:rel-column-width="65534*"/>
    </style:style>
    <style:style style:name="Table1.1" style:family="table-row">
      <style:table-row-properties style:min-row-height="17.304cm"/>
    </style:style>
    <style:style style:name="Table1.A1" style:family="table-cell">
      <style:table-cell-properties fo:padding="0.097cm" fo:border="0.05pt solid 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><draw:frame draw:style-name="fr1" draw:name="Image2" text:anchor-type="paragraph" svg:x="8.042cm" svg:y="0.011cm" svg:width="8.214cm" svg:height="7.445cm" draw:z-index="0"><draw:image xlink:href="Pictures/100000000000029600000258D597286AEFD9E85A.png" xlink:type="simple" xlink:show="embed" xlink:actuate="onLoad"/></draw:frame><draw:frame draw:style-name="fr1" draw:name="Image3" text:anchor-type="paragraph" svg:x="16.043cm" svg:y="0.011cm" svg:width="8.214cm" svg:height="7.445cm" draw:z-index="1"><draw:image xlink:href="Pictures/100000000000029600000258D597286AEFD9E85A.png" xlink:type="simple" xlink:show="embed" xlink:actuate="onLoad"/></draw:frame><draw:frame draw:style-name="fr1" draw:name="Image1" text:anchor-type="paragraph" svg:x="0.014cm" svg:y="0.011cm" svg:width="8.214cm" svg:height="7.445cm" draw:z-index="3"><draw:image xlink:href="Pictures/100000000000029600000258D597286AEFD9E85A.png" xlink:type="simple" xlink:show="embed" xlink:actuate="onLoad"/></draw:frame></text:p>
            <text:p text:style-name="Table_20_Contents"><draw:frame draw:style-name="fr1" draw:name="Image4" text:anchor-type="paragraph" svg:x="0.014cm" svg:y="6.967cm" svg:width="8.214cm" svg:height="7.445cm" draw:z-index="2"><draw:image xlink:href="Pictures/100000000000029600000258D597286AEFD9E85A.png" xlink:type="simple" xlink:show="embed" xlink:actuate="onLoad"/></draw:frame><draw:frame draw:style-name="fr1" draw:name="Image5" text:anchor-type="paragraph" svg:x="8.042cm" svg:y="6.967cm" svg:width="8.214cm" svg:height="7.445cm" draw:z-index="4"><draw:image xlink:href="Pictures/100000000000029600000258D597286AEFD9E85A.png" xlink:type="simple" xlink:show="embed" xlink:actuate="onLoad"/></draw:frame><draw:frame draw:style-name="fr1" draw:name="Image6" text:anchor-type="paragraph" svg:x="16.043cm" svg:y="6.967cm" svg:width="8.214cm" svg:height="7.445cm" draw:z-index="5"><draw:image xlink:href="Pictures/100000000000029600000258D597286AEFD9E85A.png" xlink:type="simple" xlink:show="embed" xlink:actuate="onLoad"/></draw:frame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6:28:40.823768272</meta:creation-date>
    <dc:date>2018-10-03T16:41:42.496906995</dc:date>
    <meta:editing-duration>PT13M2S</meta:editing-duration>
    <meta:editing-cycles>2</meta:editing-cycles>
    <meta:generator>LibreOffice/5.1.6.2$Linux_X86_64 LibreOffice_project/10m0$Build-2</meta:generator>
    <meta:document-statistic meta:table-count="1" meta:image-count="6" meta:object-count="0" meta:page-count="2" meta:paragraph-count="0" meta:word-count="0" meta:character-count="0" meta:non-whitespace-character-count="0"/>
  </office:meta>
</office:document-meta>
</file>